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121"/>
    <style:style style:name="ce4" style:family="table-cell" style:parent-style-name="Default" style:data-style-name="N122"/>
    <style:style style:name="ce5" style:family="table-cell" style:parent-style-name="Default" style:data-style-name="N123"/>
    <style:style style:name="ce6" style:family="table-cell" style:parent-style-name="Default" style:data-style-name="N124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Equipmen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Extended</text:p>
          </table:table-cell>
          <table:table-cell table:style-name="Default" office:value-type="string" calcext:value-type="string">
            <text:p>Tax</text:p>
          </table:table-cell>
          <table:table-cell table:style-name="Default" office:value-type="string" calcext:value-type="string">
            <text:p>Shipping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Web 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 Power 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79" calcext:value-type="currency">
            <text:p>$79.00</text:p>
          </table:table-cell>
          <table:table-cell table:formula="of:=IF(OR(ISBLANK([.D2]);ISBLANK([.E2]));&quot;&quot;;[.D2]*[.E2])" office:value-type="currency" office:currency="USD" office:value="79" calcext:value-type="currency">
            <text:p>$79.00</text:p>
          </table:table-cell>
          <table:table-cell table:number-columns-repeated="2"/>
          <table:table-cell table:formula="of:=IF(OR(ISBLANK([.G2]);ISBLANK([.H2]));&quot;&quot;;SUM([.F2:.H2]))">
            <text:p/>
          </table:table-cell>
          <table:table-cell office:value-type="string" calcext:value-type="string">
            <text:p><text:a xlink:href="https://www.immersionrc.com/fpv-products/rfpwrv2/" xlink:type="simple">https://www.immersionrc.com/fpv-products/rfpwrv2/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pter, SMA(F) to SMA(F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OR(ISBLANK([.D3]);ISBLANK([.E3]));&quot;&quot;;[.D3]*[.E3])">
            <text:p/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pter, SMA(M) to SMA(M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OR(ISBLANK([.D4]);ISBLANK([.E4]));&quot;&quot;;[.D4]*[.E4])">
            <text:p/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axial Cable, SMA(M) to SMA(M), 0.85” diameter, 3” length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OR(ISBLANK([.D5]);ISBLANK([.E5]));&quot;&quot;;[.D5]*[.E5])">
            <text:p/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nterconnects" table:style-name="ta1">
        <table:table-column table:style-name="co3" table:default-cell-style-name="Default"/>
        <table:table-row table:style-name="ro1">
          <table:table-cell/>
        </table:table-row>
      </table:table>
      <table:table table:name="Semiconductors and Discret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  <table:table-cell table:style-name="ce4" office:value-type="string" calcext:value-type="string">
            <text:p>Price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eb Lin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TRX Relay</text:p>
          </table:table-cell>
          <table:table-cell table:style-name="ce2" office:value-type="string" calcext:value-type="string">
            <text:p>1462051-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24" calcext:value-type="currency">
            <text:p>$12.24</text:p>
          </table:table-cell>
          <table:table-cell table:style-name="ce3" table:formula="of:=IF(OR(ISBLANK([.D2]);ISBLANK([.E2]));&quot;&quot;;[.D2]*[.E2])" office:value-type="currency" office:currency="USD" office:value="12.24" calcext:value-type="currency">
            <text:p>$12.24</text:p>
          </table:table-cell>
          <table:table-cell table:style-name="ce3" table:number-columns-repeated="2"/>
          <table:table-cell table:style-name="ce3" table:formula="of:=IF(OR(ISBLANK([.G2]);ISBLANK([.H2]));&quot;&quot;;SUM([.F2:.H2]))">
            <text:p/>
          </table:table-cell>
          <table:table-cell table:style-name="ce7" office:value-type="string" calcext:value-type="string">
            <text:p><text:a xlink:href="https://www.mouser.com/ProductDetail/TE-Connectivity-PB/HF3-53?qs=LU7oW20kJpORGl8sXo9z6Q%3D%3D" xlink:type="simple">https://www.mouser.com/ProductDetail/TE-Connectivity-PB/HF3-53?qs=LU7oW20kJpORGl8sXo9z6Q%3D%3D</text:a>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mplifier #3</text:p>
          </table:table-cell>
          <table:table-cell table:style-name="ce2" office:value-type="string" calcext:value-type="string">
            <text:p>AFT05MS031NR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.84" calcext:value-type="currency">
            <text:p>$11.84</text:p>
          </table:table-cell>
          <table:table-cell table:style-name="ce3" table:formula="of:=IF(OR(ISBLANK([.D3]);ISBLANK([.E3]));&quot;&quot;;[.D3]*[.E3])" office:value-type="currency" office:currency="USD" office:value="11.84" calcext:value-type="currency">
            <text:p>$11.84</text:p>
          </table:table-cell>
          <table:table-cell table:style-name="ce3" table:number-columns-repeated="3"/>
          <table:table-cell table:style-name="ce7" office:value-type="string" calcext:value-type="string">
            <text:p><text:a xlink:href="https://www.mouser.com/ProductDetail/NXP/AFT05MS031NR1/?qs=Xt8Ff6slEhtpCpo7lHpXHg%3D%3D&amp;gclid=CjwKCAjwk6P2BRAIEiwAfVJ0rJ5VV0pKmDGTs5Y-ufC9YRir3lbYGB_1Ez15fc0Xdt46hXLjwCmHXBoCkbUQAvD_BwE" xlink:type="simple">https://www.mouser.com/ProductDetail/NXP/AFT05MS031NR1/?qs=Xt8Ff6slEhtpCpo7lHpXHg%3D%3D&amp;gclid=CjwKCAjwk6P2BRAIEiwAfVJ0rJ5VV0pKmDGTs5Y-ufC9YRir3lbYGB_1Ez15fc0Xdt46hXLjwCmHXBoCkbUQAvD_BwE</text:a>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Amplifier #2</text:p>
          </table:table-cell>
          <table:table-cell table:style-name="ce2" office:value-type="string" calcext:value-type="string">
            <text:p>AFT05MS003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72" calcext:value-type="currency">
            <text:p>$2.72</text:p>
          </table:table-cell>
          <table:table-cell table:style-name="ce3" table:formula="of:=IF(OR(ISBLANK([.D4]);ISBLANK([.E4]));&quot;&quot;;[.D4]*[.E4])" office:value-type="currency" office:currency="USD" office:value="2.72" calcext:value-type="currency">
            <text:p>$2.72</text:p>
          </table:table-cell>
          <table:table-cell table:style-name="ce3" table:number-columns-repeated="3"/>
          <table:table-cell table:style-name="ce7" office:value-type="string" calcext:value-type="string">
            <text:p><text:a xlink:href="https://www.mouser.com/ProductDetail/NXP-Semiconductors/AFT05MS003NT1?qs=xufs61hA5MYrGMTt5a7DOw%3D%3D" xlink:type="simple">https://www.mouser.com/ProductDetail/NXP-Semiconductors/AFT05MS003NT1?qs=xufs61hA5MYrGMTt5a7DOw%3D%3D</text:a></text:p>
          </table:table-cell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Amplifier #1, LNAs</text:p>
          </table:table-cell>
          <table:table-cell table:style-name="ce2" office:value-type="string" calcext:value-type="string">
            <text:p>BGU6104</text:p>
          </table:table-cell>
          <table:table-cell office:value-type="float" office:value="10" calcext:value-type="float">
            <text:p>10</text:p>
          </table:table-cell>
          <table:table-cell table:style-name="ce6" office:value-type="currency" office:currency="USD" office:value="0.646" calcext:value-type="currency">
            <text:p>$0.646</text:p>
          </table:table-cell>
          <table:table-cell table:style-name="ce3" table:formula="of:=IF(OR(ISBLANK([.D5]);ISBLANK([.E5]));&quot;&quot;;[.D5]*[.E5])" office:value-type="currency" office:currency="USD" office:value="6.46" calcext:value-type="currency">
            <text:p>$6.46</text:p>
          </table:table-cell>
          <table:table-cell table:style-name="ce3" table:number-columns-repeated="3"/>
          <table:table-cell/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2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09:02:39.157164330</meta:creation-date>
    <meta:generator>LibreOffice/6.0.7.3$Linux_X86_64 LibreOffice_project/00m0$Build-3</meta:generator>
    <dc:date>2020-05-23T10:07:38.943983596</dc:date>
    <meta:editing-duration>PT1H4M51S</meta:editing-duration>
    <meta:editing-cycles>17</meta:editing-cycles>
    <meta:document-statistic meta:table-count="3" meta:cell-count="68" meta:object-count="0"/>
  </office:meta>
</office:document-meta>
</file>